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0AA000000F2DDB2618B.svm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2000002C7000000F6CB241E21.eps" manifest:media-type=""/>
  <manifest:file-entry manifest:full-path="Pictures/200000010000018500000142AEA88071.svm" manifest:media-type=""/>
  <manifest:file-entry manifest:full-path="Pictures/20000001000000FE000000FA28DF3A34.svm" manifest:media-type=""/>
  <manifest:file-entry manifest:full-path="Pictures/20000001000002E4000000FA6586618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\SI{-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text-properties fo:font-family="'XB Tabriz'" style:font-pitch="variable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808cm" svg:height="3.047cm" svg:x="1.961cm" svg:y="0.253cm">
          <draw:image xlink:href="Pictures/20000002000002C7000000F6CB241E21.eps" xlink:type="simple" xlink:show="embed" xlink:actuate="onLoad">
            <text:p/>
          </draw:image>
        </draw:frame>
        <draw:frame draw:style-name="gr2" draw:text-style-name="P1" draw:layer="layout" svg:width="0.304cm" svg:height="0.299cm" svg:x="2.824cm" svg:y="0.674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1" draw:layer="layout" svg:width="0.456cm" svg:height="0.385cm" svg:x="2.09cm" svg:y="1.591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4.675cm" svg:y="1.591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557cm" svg:height="0.355cm" svg:x="4.729cm" svg:y="2.489cm">
          <draw:image xlink:href="Pictures/20000001000001D100000129A37F3893.svm" xlink:type="simple" xlink:show="embed" xlink:actuate="onLoad">
            <text:p/>
          </draw:image>
        </draw:frame>
        <draw:line draw:style-name="gr6" draw:text-style-name="P1" draw:layer="layout" svg:x1="2.355cm" svg:y1="0.85cm" svg:x2="2.355cm" svg:y2="1.134cm">
          <text:p/>
        </draw:line>
        <draw:line draw:style-name="gr6" draw:text-style-name="P1" draw:layer="layout" svg:x1="4.675cm" svg:y1="0.524cm" svg:x2="4.675cm" svg:y2="0.808cm">
          <text:p/>
        </draw:line>
        <draw:frame draw:style-name="gr7" draw:text-style-name="P1" draw:layer="layout" svg:width="0.203cm" svg:height="0.289cm" svg:x="4.873cm" svg:y="0.5cm">
          <draw:image xlink:href="Pictures/20000001000000AA000000F2DDB2618B.svm" xlink:type="simple" xlink:show="embed" xlink:actuate="onLoad">
            <text:p/>
          </draw:image>
        </draw:frame>
        <draw:frame draw:style-name="gr7" draw:text-style-name="P1" draw:layer="layout" svg:width="0.203cm" svg:height="0.287cm" svg:x="1.499cm" svg:y="0.851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3" draw:layer="layout" svg:width="1.133cm" svg:height="0.802cm" svg:x="1.398cm" svg:y="0.743cm">
          <draw:text-box>
            <text:p text:style-name="P2"><text:span text:style-name="T1">حوالہ</text:span></text:p>
          </draw:text-box>
        </draw:frame>
        <draw:frame draw:style-name="gr8" draw:text-style-name="P3" draw:layer="layout" svg:width="1.23cm" svg:height="0.802cm" svg:x="4.742cm" svg:y="0.384cm">
          <draw:text-box>
            <text:p text:style-name="P2"><text:span text:style-name="T1">عکس</text:span></text:p>
          </draw:text-box>
        </draw:frame>
        <draw:frame draw:style-name="gr9" draw:text-style-name="P1" draw:layer="layout" svg:width="0.887cm" svg:height="0.299cm" svg:x="2.163cm" svg:y="3.445cm">
          <draw:image xlink:href="Pictures/20000001000002E4000000FA6586618A.svm" xlink:type="simple" xlink:show="embed" xlink:actuate="onLoad">
            <text:p/>
          </draw:image>
        </draw:frame>
        <draw:frame draw:style-name="gr9" draw:text-style-name="P1" draw:layer="layout" svg:width="0.887cm" svg:height="0.299cm" svg:x="4.015cm" svg:y="3.445cm">
          <draw:image xlink:href="Pictures/20000001000002E4000000FA6586618A.svm" xlink:type="simple" xlink:show="embed" xlink:actuate="onLoad">
            <text:p/>
          </draw:image>
        </draw:frame>
        <draw:frame draw:style-name="gr9" draw:text-style-name="P1" draw:layer="layout" svg:width="0.887cm" svg:height="0.299cm" svg:x="8.24cm" svg:y="3.403cm">
          <draw:image xlink:href="Pictures/20000001000002E4000000FA6586618A.svm" xlink:type="simple" xlink:show="embed" xlink:actuate="onLoad">
            <text:p/>
          </draw:image>
        </draw:frame>
        <draw:frame draw:style-name="gr9" draw:text-style-name="P1" draw:layer="layout" svg:width="0.887cm" svg:height="0.299cm" svg:x="10.092cm" svg:y="3.403cm">
          <draw:image xlink:href="Pictures/20000001000002E4000000FA6586618A.svm" xlink:type="simple" xlink:show="embed" xlink:actuate="onLoad">
            <text:p/>
          </draw:image>
        </draw:frame>
        <draw:frame draw:style-name="gr3" draw:text-style-name="P1" draw:layer="layout" svg:width="0.456cm" svg:height="0.385cm" svg:x="8.135cm" svg:y="1.561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10.72cm" svg:y="1.561cm">
          <draw:image xlink:href="Pictures/200000010000018500000142AEA88071.svm" xlink:type="simple" xlink:show="embed" xlink:actuate="onLoad">
            <text:p/>
          </draw:image>
        </draw:frame>
        <draw:frame draw:style-name="gr2" draw:text-style-name="P1" draw:layer="layout" svg:width="0.304cm" svg:height="0.299cm" svg:x="8.835cm" svg:y="0.524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3" draw:layer="layout" svg:width="1.133cm" svg:height="0.802cm" svg:x="2.825cm" svg:y="0.623cm">
          <draw:text-box>
            <text:p text:style-name="P2"><text:span text:style-name="T1">حوالہ</text:span></text:p>
          </draw:text-box>
        </draw:frame>
        <draw:frame draw:style-name="gr8" draw:text-style-name="P3" draw:layer="layout" svg:width="1.133cm" svg:height="0.802cm" svg:x="8.837cm" svg:y="0.472cm">
          <draw:text-box>
            <text:p text:style-name="P2"><text:span text:style-name="T1">حوالہ</text:span></text:p>
          </draw:text-box>
        </draw:frame>
        <draw:line draw:style-name="gr6" draw:text-style-name="P1" draw:layer="layout" svg:x1="10.763cm" svg:y1="0.482cm" svg:x2="10.763cm" svg:y2="0.766cm">
          <text:p/>
        </draw:line>
        <draw:frame draw:style-name="gr7" draw:text-style-name="P1" draw:layer="layout" svg:width="0.203cm" svg:height="0.289cm" svg:x="10.961cm" svg:y="0.458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3" draw:layer="layout" svg:width="1.23cm" svg:height="0.802cm" svg:x="10.83cm" svg:y="0.342cm">
          <draw:text-box>
            <text:p text:style-name="P2"><text:span text:style-name="T1">عکس</text:span></text:p>
          </draw:text-box>
        </draw:frame>
        <draw:line draw:style-name="gr6" draw:text-style-name="P1" draw:layer="layout" svg:x1="8.443cm" svg:y1="0.764cm" svg:x2="8.443cm" svg:y2="1.048cm">
          <text:p/>
        </draw:line>
        <draw:frame draw:style-name="gr7" draw:text-style-name="P1" draw:layer="layout" svg:width="0.203cm" svg:height="0.287cm" svg:x="7.587cm" svg:y="0.765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3" draw:layer="layout" svg:width="1.133cm" svg:height="0.802cm" svg:x="7.41cm" svg:y="0.689cm">
          <draw:text-box>
            <text:p text:style-name="P2"><text:span text:style-name="T1">حوالہ</text:span></text:p>
          </draw:text-box>
        </draw:frame>
        <draw:frame draw:style-name="gr8" draw:text-style-name="P2" draw:layer="layout" svg:width="0.937cm" svg:height="0.911cm" svg:x="11.527cm" svg:y="2.794cm">
          <draw:text-box>
            <text:p text:style-name="P2">(ا)</text:p>
          </draw:text-box>
        </draw:frame>
        <draw:frame draw:style-name="gr8" draw:text-style-name="P2" draw:layer="layout" svg:width="1.2cm" svg:height="0.911cm" svg:x="0.261cm" svg:y="2.794cm">
          <draw:text-box>
            <text:p text:style-name="P2">(ب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10T11:37:26</meta:creation-date>
    <meta:editing-duration>PT1H3M43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9-10T12:41:06</dc:date>
    <dc:creator>kkk </dc:creator>
    <meta:document-statistic meta:object-count="28"/>
    <meta:template xlink:type="simple" xlink:actuate="onRequest" xlink:title="kkkFigures" xlink:href="../../../../../.libreoffice/3/user/template/kkkFigures.otg" meta:date="2014-09-10T11:37:25"/>
  </office:meta>
</office:document-meta>
</file>